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Utils.desc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MUtils.getMethodType( Class &lt; ? &gt; clazz , String 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MUtils.type( Class &lt; ? &gt; parameter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MUtils.lookupParameterNames( AccessibleObject methodOrCto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SMUtils.isAndroid( String v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Utils.desc( Class &lt; ? &gt;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Utils.getPrimitiveLetter( Class &lt; ? &gt;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SMUtils.check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